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language="fr" fo:country="FR" fo:font-style="italic" style:font-style-asian="italic" style:font-style-complex="italic"/>
    </style:style>
    <style:style style:name="T4" style:family="text">
      <style:text-properties fo:language="fr" fo:country="FR" officeooo:rsid="0000b721"/>
    </style:style>
    <style:style style:name="T5" style:family="text">
      <style:text-properties fo:language="fr" fo:country="FR" officeooo:rsid="0000d57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GoBack"/><text:span text:style-name="T1">FR 102</text:span></text:p>
      <text:p text:style-name="Standard"><text:span text:style-name="T1">Les prépositions et l’infinitif</text:span></text:p>
      <text:p text:style-name="P1"/>
      <text:p text:style-name="P1"/>
      <text:p text:style-name="Standard"><text:span text:style-name="T1">A. <text:s/>Finissez les phrases suivantes par la préposition (</text:span><text:span text:style-name="T2">à</text:span><text:span text:style-name="T1"> ou </text:span><text:span text:style-name="T2">de</text:span><text:span text:style-name="T1">) convenable (où nécessaire).</text:span></text:p>
      <text:p text:style-name="P1"/>
      <text:p text:style-name="Standard"><text:span text:style-name="T1"><text:s/>1. <text:s/>Tu te fâches contre moi? <text:s/>C’est pourquoi tu évites </text:span><text:span text:style-name="T4">de</text:span><text:span text:style-name="T1"> me parler?</text:span></text:p>
      <text:p text:style-name="P1"/>
      <text:p text:style-name="Standard"><text:span text:style-name="T1"><text:s/>2. <text:s/>Mes amis n’arrivent pas à s’amuser sans regarder un écran.</text:span></text:p>
      <text:p text:style-name="P1"/>
      <text:p text:style-name="Standard"><text:span text:style-name="T1"><text:s/>3. <text:s/>Nous nous préparons à partir pour l’Italie.</text:span></text:p>
      <text:p text:style-name="P1"/>
      <text:p text:style-name="Standard"><text:span text:style-name="T1"><text:s/>4. <text:s/>Est-ce que tu veux vraiment voyager au Moyen Orient?</text:span></text:p>
      <text:p text:style-name="P1"/>
      <text:p text:style-name="Standard"><text:span text:style-name="T1"><text:s/>5. <text:s/>Claude oublie toujours </text:span><text:span text:style-name="T4">de</text:span><text:span text:style-name="T1"> prendre ses clés.</text:span></text:p>
      <text:p text:style-name="P1"/>
      <text:p text:style-name="Standard"><text:span text:style-name="T1"><text:s/>6. <text:s/>Nous espérons réussir à tous nos examens finals.</text:span></text:p>
      <text:p text:style-name="P1"/>
      <text:p text:style-name="Standard"><text:span text:style-name="T1"><text:s/>7. <text:s/>Bien sûr que vous allez continuer à étudier le français!</text:span></text:p>
      <text:p text:style-name="P1"/>
      <text:p text:style-name="Standard"><text:span text:style-name="T1"><text:s/>8. <text:s/>Vous avez promis à vos parents </text:span><text:span text:style-name="T5">de</text:span><text:span text:style-name="T1"> faire de votre mieux, n’est-ce pas?</text:span></text:p>
      <text:p text:style-name="P1"/>
      <text:p text:style-name="Standard"><text:span text:style-name="T1"><text:s/>9. <text:s/>Quand j’étais petite, je rêvais </text:span><text:span text:style-name="T5">de</text:span><text:span text:style-name="T1"> devenir astronaute.</text:span></text:p>
      <text:p text:style-name="P1"/>
      <text:p text:style-name="Standard"><text:span text:style-name="T1">10. <text:s/>Tu me permets </text:span><text:span text:style-name="T5">de</text:span><text:span text:style-name="T1"> écouter ta conversation?</text:span></text:p>
      <text:p text:style-name="P1"/>
      <text:p text:style-name="Standard"><text:span text:style-name="T1">11. <text:s/>Les professeurs veulent faire des voyages cet été.</text:span></text:p>
      <text:p text:style-name="P1"/>
      <text:p text:style-name="Standard"><text:span text:style-name="T1">12. <text:s/>Vous allez suivre des cours cet été?</text:span></text:p>
      <text:p text:style-name="P1"/>
      <text:p text:style-name="Standard"><text:span text:style-name="T1">13. <text:s/>Est-ce que tu peux m’aider?</text:span></text:p>
      <text:p text:style-name="P1"/>
      <text:p text:style-name="Standard"><text:span text:style-name="T1">14. <text:s/>Nous n’oublions jamais </text:span><text:span text:style-name="T5">de</text:span><text:span text:style-name="T1"> faire nos devoirs de français.</text:span></text:p>
      <text:p text:style-name="P1"/>
      <text:p text:style-name="Standard"><text:span text:style-name="T1">15. <text:s/>Pauvre Claude. <text:s/>Il n’a pas fini </text:span><text:span text:style-name="T5">de</text:span><text:span text:style-name="T1"> écrire sa composition et il doit travailler toute la</text:span></text:p>
      <text:p text:style-name="Standard"><text:span text:style-name="T1"><text:s text:c="5"/><text:tab/><text:tab/><text:tab/><text:tab/><text:tab/><text:tab/><text:tab/><text:tab/><text:tab/><text:tab/><text:tab/><text:tab/> nuit.</text:span></text:p>
      <text:p text:style-name="Standard"><text:span text:style-name="T1">16. <text:s/>Vous avez appris à faire du parachutisme?! <text:s/>Vous avez du courage.</text:span></text:p>
      <text:p text:style-name="P1"/>
      <text:p text:style-name="Standard"><text:span text:style-name="T1">17. <text:s/>Les étudiants de français n’hésitent jamais à parler français.</text:span></text:p>
      <text:p text:style-name="P1"/>
      <text:p text:style-name="Standard"><text:span text:style-name="T1">18. <text:s/>Tu préfères passer l’examen cet après-midi ou samedi matin?</text:span></text:p>
      <text:p text:style-name="P1"/>
      <text:p text:style-name="Standard"><text:span text:style-name="T1">19. <text:s/>J’ai décidé </text:span><text:span text:style-name="T5">de</text:span><text:span text:style-name="T1"> étudier le japonais le semestre prochain!</text:span></text:p>
      <text:p text:style-name="P1"/>
      <text:p text:style-name="P1"/>
      <text:section text:style-name="Sect1" text:name="TextSection">
        <text:p text:style-name="P1"/>
        <text:p text:style-name="P1"><text:soft-page-break/></text:p>
        <text:p text:style-name="Standard"><text:span text:style-name="T1">B. <text:s/>Finissez ces phrases par un INFINITIF et une PRÉPOSITION (si nécessaire).</text:span></text:p>
        <text:p text:style-name="P1"/>
        <text:p text:style-name="Standard"><text:span text:style-name="T1">1. <text:s/>Moi, j’ai décidé...</text:span></text:p>
        <text:p text:style-name="P1"/>
        <text:p text:style-name="Standard"><text:span text:style-name="T1">2. <text:s/>Mes amis et moi, nous nous amusons...</text:span></text:p>
        <text:p text:style-name="P1"/>
        <text:p text:style-name="Standard"><text:span text:style-name="T1">3. <text:s/>Je n’hésite jamais...</text:span></text:p>
        <text:p text:style-name="P1"/>
        <text:p text:style-name="Standard"><text:span text:style-name="T1">4. <text:s/>Mes amis aiment...</text:span></text:p>
        <text:p text:style-name="P1"/>
        <text:p text:style-name="Standard"><text:span text:style-name="T1">5. <text:s/>Je commence...</text:span></text:p>
        <text:p text:style-name="P1"/>
        <text:p text:style-name="Standard"><text:span text:style-name="T1">6. <text:s/>J’ai un(e) ami(e) qui rêve...</text:span></text:p>
        <text:p text:style-name="P1"/>
        <text:p text:style-name="Standard"><text:span text:style-name="T1">7. <text:s/>Mes amis et moi, nous refusons...</text:span></text:p>
        <text:p text:style-name="P1"/>
        <text:p text:style-name="Standard"><text:span text:style-name="T1">8. <text:s/>Les professeurs ne réussissent pas toujours...</text:span></text:p>
        <text:p text:style-name="P1"/>
        <text:p text:style-name="Standard"><text:span text:style-name="T1">9. <text:s/>J’ai promis (à </text:span><text:span text:style-name="T3">qui</text:span><text:span text:style-name="T1">?)...</text:span></text:p>
        <text:p text:style-name="P1"/>
        <text:p text:style-name="Standard"><text:span text:style-name="T1">10. <text:s/>Les professeurs savent...</text:span></text:p>
        <text:p text:style-name="P1"/>
        <text:p text:style-name="Standard"><text:span text:style-name="T1">11. <text:s/>Les étudiants oublient souvent...</text:span></text:p>
        <text:p text:style-name="P1"/>
        <text:p text:style-name="Standard"><text:span text:style-name="T1">12. <text:s/>Mes amis et moi, nous nous préparons...</text:span></text:p>
        <text:p text:style-name="P1"/>
        <text:p text:style-name="Standard"><text:span text:style-name="T1">13. <text:s/>Les professeurs peuvent...</text:span></text:p>
        <text:p text:style-name="P1"/>
        <text:p text:style-name="Standard"><text:span text:style-name="T1">14. <text:s/>Moi, j’adore...</text:span></text:p>
        <text:p text:style-name="P1"/>
        <text:p text:style-name="Standard"><text:span text:style-name="T1">15. <text:s/>Je rêve...</text:span></text:p>
        <text:p text:style-name="P1"/>
        <text:p text:style-name="Standard"><text:span text:style-name="T1">16. <text:s/>Je n’arrive pas...</text:span></text:p>
        <text:p text:style-name="P1"/>
        <text:p text:style-name="Standard">17. <text:s/>Je préfère..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0" fo:widows="0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footnote_20_reference" style:display-name="footnote reference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 School Of</meta:initial-creator>
    <dc:creator>Jon Allen</dc:creator>
    <meta:editing-cycles>7</meta:editing-cycles>
    <meta:print-date>2014-03-11T09:22:12.507715044</meta:print-date>
    <meta:creation-date>2010-07-26T19:03:00</meta:creation-date>
    <dc:date>2014-03-11T09:25:15.975200722</dc:date>
    <meta:editing-duration>PT29S</meta:editing-duration>
    <meta:generator>LibreOffice/4.1.4.2$Linux_X86_64 LibreOffice_project/410m0$Build-2</meta:generator>
    <meta:printed-by>Jon Allen</meta:printed-by>
    <meta:document-statistic meta:table-count="0" meta:image-count="0" meta:object-count="0" meta:page-count="2" meta:paragraph-count="41" meta:word-count="308" meta:character-count="1844" meta:non-whitespace-character-count="15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